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Segoe UI Bold" svg:font-family="'Segoe UI Bold', Tahoma, Geneva, Verdana, sans-serif"/>
    <style:font-face style:name="Segoe UI" svg:font-family="'Segoe UI', Tahoma, Geneva, Verdana, sans-serif"/>
    <style:font-face style:name="Segoe UI1" svg:font-family="'Segoe UI', Verdana, Arial"/>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5.0417in" table:align="left"/>
    </style:style>
    <style:style style:name="Table2.A" style:family="table-column">
      <style:table-column-properties style:column-width="5.0417in"/>
    </style:style>
    <style:style style:name="Table3" style:family="table">
      <style:table-properties style:width="5.0417in" table:align="left"/>
    </style:style>
    <style:style style:name="Table3.A" style:family="table-column">
      <style:table-column-properties style:column-width="5.0417in"/>
    </style:style>
    <style:style style:name="Table7" style:family="table">
      <style:table-properties style:width="5.0417in" table:align="left"/>
    </style:style>
    <style:style style:name="Table7.A" style:family="table-column">
      <style:table-column-properties style:column-width="5.0417in"/>
    </style:style>
    <style:style style:name="Table7.A1" style:family="table-cell">
      <style:table-cell-properties style:vertical-align="middle"/>
    </style:style>
    <style:style style:name="Table8" style:family="table">
      <style:table-properties style:width="5.0417in" table:align="left"/>
    </style:style>
    <style:style style:name="Table8.A" style:family="table-column">
      <style:table-column-properties style:column-width="2.266in"/>
    </style:style>
    <style:style style:name="Table8.B" style:family="table-column">
      <style:table-column-properties style:column-width="2.7757in"/>
    </style:style>
    <style:style style:name="Table8.A1" style:family="table-cell">
      <style:table-cell-properties style:vertical-align="middle"/>
    </style:style>
    <style:style style:name="Table8.A3" style:family="table-cell">
      <style:table-cell-properties style:vertical-align="middle" fo:background-color="#f3f3f3">
        <style:background-image/>
      </style:table-cell-properties>
    </style:style>
    <style:style style:name="Table4" style:family="table">
      <style:table-properties style:width="5.0417in" table:align="left"/>
    </style:style>
    <style:style style:name="Table4.A" style:family="table-column">
      <style:table-column-properties style:column-width="5.0417in"/>
    </style:style>
    <style:style style:name="Table4.A1" style:family="table-cell">
      <style:table-cell-properties style:vertical-align="middle"/>
    </style:style>
    <style:style style:name="Table1" style:family="table">
      <style:table-properties style:width="6.925in" table:align="left"/>
    </style:style>
    <style:style style:name="Table1.A" style:family="table-column">
      <style:table-column-properties style:column-width="2.275in"/>
    </style:style>
    <style:style style:name="Table1.B" style:family="table-column">
      <style:table-column-properties style:column-width="0.6479in"/>
    </style:style>
    <style:style style:name="Table1.C" style:family="table-column">
      <style:table-column-properties style:column-width="4.0021in"/>
    </style:style>
    <style:style style:name="Table1.A1" style:family="table-cell">
      <style:table-cell-properties style:vertical-align="middle"/>
    </style:style>
    <style:style style:name="Table1.A3" style:family="table-cell">
      <style:table-cell-properties style:vertical-align="middle" fo:background-color="#f3f3f3">
        <style:background-image/>
      </style:table-cell-properties>
    </style:style>
    <style:style style:name="P1" style:family="paragraph" style:parent-style-name="Table_20_Contents">
      <style:paragraph-properties fo:padding="0in" fo:border="none"/>
    </style:style>
    <style:style style:name="P2" style:family="paragraph" style:parent-style-name="Table_20_Contents">
      <style:paragraph-properties fo:padding="0in" fo:border="none"/>
      <style:text-properties fo:font-weight="bold"/>
    </style:style>
    <style:style style:name="P3" style:family="paragraph" style:parent-style-name="Table_20_Heading">
      <style:paragraph-properties fo:text-align="start" style:justify-single-word="false" fo:padding="0in" fo:border="none"/>
      <style:text-properties fo:color="#333333" fo:font-size="9pt" fo:font-weight="bold"/>
    </style:style>
    <style:style style:name="P4" style:family="paragraph" style:parent-style-name="Table_20_Contents">
      <style:paragraph-properties fo:margin-left="0in" fo:margin-right="0in" fo:margin-top="0in" fo:margin-bottom="0.1146in" style:line-height-at-least="0.198in" fo:text-indent="0in" style:auto-text-indent="false" fo:padding="0in" fo:border="none"/>
    </style:style>
    <style:style style:name="P5" style:family="paragraph" style:parent-style-name="Heading_20_3">
      <style:paragraph-properties fo:margin-left="0in" fo:margin-right="0in" fo:margin-top="0in" fo:margin-bottom="0.0835in" fo:text-indent="0in" style:auto-text-indent="false" fo:padding="0in" fo:border="none"/>
      <style:text-properties fo:color="#666666" style:font-name="Segoe UI Bold" fo:font-size="9pt"/>
    </style:style>
    <style:style style:name="P6" style:family="paragraph" style:parent-style-name="Table_20_Contents">
      <style:paragraph-properties fo:margin-left="0in" fo:margin-right="0in" fo:margin-top="0in" fo:margin-bottom="0.0417in" style:line-height-at-least="0.198in" fo:text-indent="0in" style:auto-text-indent="false" fo:padding="0in" fo:border="none"/>
      <style:text-properties fo:color="#666666" style:font-name="Segoe UI" fo:font-size="9pt" fo:font-weight="normal"/>
    </style:style>
    <style:style style:name="P7" style:family="paragraph" style:parent-style-name="Text_20_body">
      <style:paragraph-properties fo:margin-top="0.0835in" fo:margin-bottom="0.0835in" fo:line-height="100%" fo:orphans="2" fo:widows="2"/>
      <style:text-properties fo:font-variant="normal" fo:text-transform="none" fo:color="#000000" style:font-name="Liberation Sans" fo:letter-spacing="normal" fo:font-style="normal" fo:font-weight="normal" fo:background-color="#ffffff" style:font-name-asian="Times New Roman" style:language-asian="de" style:country-asian="CH" style:font-name-complex="Calibri"/>
    </style:style>
    <style:style style:name="P8" style:family="paragraph" style:parent-style-name="Text_20_body">
      <style:text-properties fo:font-variant="normal" fo:text-transform="none" fo:color="#000000" style:font-name="Segoe UI1" fo:font-size="9.75pt" fo:letter-spacing="normal" fo:font-style="normal" fo:font-weight="normal"/>
    </style:style>
    <style:style style:name="P9" style:family="paragraph" style:parent-style-name="Text_20_body" style:list-style-name="L1">
      <style:paragraph-properties fo:text-align="start" style:justify-single-word="false" fo:orphans="2" fo:widows="2"/>
    </style:style>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1">
      <style:paragraph-properties fo:margin-top="0in" fo:margin-bottom="0in" fo:text-align="start" style:justify-single-word="false" fo:orphans="2" fo:widows="2"/>
    </style:style>
    <style:style style:name="P14" style:family="paragraph" style:parent-style-name="Text_20_body" style:list-style-name="L1">
      <style:paragraph-properties fo:margin-top="0in" fo:margin-bottom="0in" fo:text-align="start" style:justify-single-word="false" fo:orphans="2" fo:widows="2"/>
      <style:text-properties fo:font-variant="normal" fo:text-transform="none" fo:color="#000000" style:font-name="Segoe UI1" fo:font-size="9.75pt" fo:letter-spacing="normal" fo:font-style="normal" fo:font-weight="normal"/>
    </style:style>
    <style:style style:name="P15" style:family="paragraph" style:parent-style-name="Table_20_Contents">
      <style:paragraph-properties fo:margin-left="0in" fo:margin-right="0in" fo:margin-top="0in" fo:margin-bottom="0.1146in" style:line-height-at-least="0.198in" fo:text-indent="0in" style:auto-text-indent="false" fo:padding="0in" fo:border="none"/>
    </style:style>
    <style:style style:name="T1" style:family="text">
      <style:text-properties style:font-name="Arial"/>
    </style:style>
    <style:style style:name="T2" style:family="text">
      <style:text-properties fo:color="#557eb9" style:text-line-through-style="none" style:font-name="Segoe UI" fo:font-size="9pt" style:text-underline-style="none" fo:font-weight="normal" style:text-blinking="false"/>
    </style:style>
    <style:style style:name="T3" style:family="text">
      <style:text-properties fo:color="#557eb9" style:text-line-through-style="none" style:font-name="Segoe UI Bold" fo:font-size="9pt" style:text-underline-style="none" style:text-blinking="false"/>
    </style:style>
    <style:style style:name="T4" style:family="text">
      <style:text-properties fo:color="#666666" style:font-name="Segoe UI" fo:font-size="9pt" fo:font-weight="normal"/>
    </style:style>
    <style:style style:name="T5" style:family="text">
      <style:text-properties fo:font-variant="normal" fo:text-transform="none" fo:color="#000000" style:font-name="Segoe UI1" fo:font-size="9.75pt" fo:letter-spacing="normal" fo:font-style="normal" fo:font-weight="normal"/>
    </style:style>
    <style:style style:name="T6" style:family="text">
      <style:text-properties fo:font-variant="normal" fo:text-transform="none" fo:color="#666666" style:font-name="Segoe UI" fo:font-size="9pt" fo:letter-spacing="normal" fo:font-style="normal" fo:font-weight="normal"/>
    </style:style>
    <style:style style:name="T7" style:family="text">
      <style:text-properties fo:font-weight="bold" style:font-weight-asian="bold" style:font-weight-complex="bol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rktübersicht Windows Embedded</text:h>
      <text:h text:style-name="Heading_20_2" text:outline-level="2">Gruppe</text:h>
      <text:p text:style-name="P7"><text:span text:style-name="T1">Toni Baumann (</text:span><text:a xlink:type="simple" xlink:href="mailto:bauma12@bfh.ch"><text:span text:style-name="T1">bauma12@bfh.ch</text:span></text:a><text:span text:style-name="T1">)<text:line-break/>Ronny Stauffer (</text:span><text:a xlink:type="simple" xlink:href="mailto:staur3@bfh.ch"><text:span text:style-name="T1">staur3@bfh.ch</text:span></text:a><text:span text:style-name="T1">)<text:line-break/>Elmar Vonlanthen (</text:span><text:a xlink:type="simple" xlink:href="mailto:vonle1@bfh.ch"><text:span text:style-name="T1">vonle1@bfh.ch</text:span></text:a><text:span text:style-name="T1">)</text:span></text:p>
      <text:h text:style-name="Heading_20_2" text:outline-level="2">Aufbau des Kernels, Echtzeitverhalten (tba)</text:h>
      <text:h text:style-name="Heading_20_2" text:outline-level="2">POSIX Unterstützung (tba)</text:h>
      <text:h text:style-name="Heading_20_2" text:outline-level="2">Core Services (tba)</text:h>
      <text:h text:style-name="Heading_20_2" text:outline-level="2">Thread Extensions (tba)</text:h>
      <text:h text:style-name="Heading_20_2" text:outline-level="2">Unterstützte Hardware (tba)</text:h>
      <table:table table:name="Table2" table:style-name="Table2">
        <table:table-column table:style-name="Table2.A"/>
        <table:table-row>
          <table:table-cell office:value-type="string">
            <table:table table:name="Table3" table:style-name="Table3">
              <table:table-column table:style-name="Table3.A"/>
              <table:table-row>
                <table:table-cell office:value-type="string">
                  <table:table table:name="Table7" table:style-name="Table7">
                    <table:table-column table:style-name="Table7.A"/>
                    <table:table-row>
                      <table:table-cell table:style-name="Table7.A1" office:value-type="string">
                        <text:h text:style-name="P5" text:outline-level="3"><text:bookmark text:name="3"/>3. What platforms are supported by Windows Embedded Device Manager 2011?</text:h>
                      </table:table-cell>
                    </table:table-row>
                    <table:table-row>
                      <table:table-cell table:style-name="Table7.A1" office:value-type="string">
                        <table:table table:name="Table8" table:style-name="Table8">
                          <table:table-column table:style-name="Table8.A"/>
                          <table:table-column table:style-name="Table8.B"/>
                          <table:table-header-rows>
                            <table:table-row>
                              <table:table-cell table:style-name="Table8.A1" office:value-type="string">
                                <text:p text:style-name="P3">Device Category</text:p>
                              </table:table-cell>
                              <table:table-cell table:style-name="Table8.A1" office:value-type="string">
                                <text:p text:style-name="P3">Platforms</text:p>
                              </table:table-cell>
                            </table:table-row>
                          </table:table-header-rows>
                          <table:table-row>
                            <table:table-cell table:style-name="Table8.A1" office:value-type="string">
                              <text:p text:style-name="P2">Thin Client</text:p>
                            </table:table-cell>
                            <table:table-cell table:style-name="Table8.A1" office:value-type="string">
                              <text:p text:style-name="P1">Windows Embedded Standard 7 <text:line-break/>Windows Embedded Standard 2009· <text:line-break/>Windows XP Embedded</text:p>
                            </table:table-cell>
                          </table:table-row>
                          <table:table-row>
                            <table:table-cell table:style-name="Table8.A3" office:value-type="string">
                              <text:p text:style-name="P2">Repurposed PCs as Thin Clients</text:p>
                            </table:table-cell>
                            <table:table-cell table:style-name="Table8.A3" office:value-type="string">
                              <text:p text:style-name="P1">Windows Thin PC</text:p>
                            </table:table-cell>
                          </table:table-row>
                          <table:table-row>
                            <table:table-cell table:style-name="Table8.A1" office:value-type="string">
                              <text:p text:style-name="P2">POS</text:p>
                            </table:table-cell>
                            <table:table-cell table:style-name="Table8.A1" office:value-type="string">
                              <text:p text:style-name="P1">Windows Embedded POSReady 7<text:line-break/>Windows Embedded POSReady 2009 <text:line-break/>Windows Embedded for Point of Service (WEPOS) <text:line-break/>Windows XP Embedded</text:p>
                            </table:table-cell>
                          </table:table-row>
                          <table:table-row>
                            <table:table-cell table:style-name="Table8.A3" office:value-type="string">
                              <text:p text:style-name="P2">Digital Signage</text:p>
                            </table:table-cell>
                            <table:table-cell table:style-name="Table8.A3" office:value-type="string">
                              <text:p text:style-name="P1">Windows Embedded Standard 7 <text:line-break/>Windows Embedded Standard 2009</text:p>
                            </table:table-cell>
                          </table:table-row>
                          <table:table-row>
                            <table:table-cell table:style-name="Table8.A1" office:value-type="string">
                              <text:p text:style-name="P2">Generic Enterprise Embedded Devices</text:p>
                            </table:table-cell>
                            <table:table-cell table:style-name="Table8.A1" office:value-type="string">
                              <text:p text:style-name="P1">Windows Embedded Standard 7 <text:line-break/>Windows Embedded Standard 2009</text:p>
                            </table:table-cell>
                          </table:table-row>
                        </table:table>
                      </table:table-cell>
                    </table:table-row>
                  </table:table>
                </table:table-cell>
              </table:table-row>
            </table:table>
          </table:table-cell>
        </table:table-row>
      </table:table>
      <text:p text:style-name="Text_20_body"/>
      <text:h text:style-name="Heading_20_2" text:outline-level="2">Netzwerk und Protokolle (tba)</text:h>
      <text:h text:style-name="Heading_20_2" text:outline-level="2">Grafikbibiliothek und Widget-Bibliotheken (evo)</text:h>
      <text:p text:style-name="Text_20_body"><text:a xlink:type="simple" xlink:href="http://www.directinsight.co.uk/products/segger/segger_emwin_2.html">http://www.directinsight.co.uk/products/segger/segger_emwin_2.html</text:a></text:p>
      <text:p text:style-name="Text_20_body">OpenGL ES 2.0, Silverlight?</text:p>
      <text:p text:style-name="P6"><text:a xlink:type="simple" xlink:href="http://www.microsoft.com/windowsembedded/en-us/evaluate/windows-embedded-compact-7.aspx">http://www.microsoft.com/windowsembedded/en-us/evaluate/windows-embedded-compact-7.aspx</text:a></text:p>
      <text:h text:style-name="Heading_20_2" text:outline-level="2"><text:soft-page-break/>Entwicklungsumgebung (Debugger, Tracing, Profiling Tools) (evo)</text:h>
      <text:p text:style-name="Text_20_body">Applikationen werden primär mit <text:span text:style-name="T7">Visual Studio </text:span>entwickelt und Device Treiber mit dem <text:span text:style-name="T7">Platform Builder</text:span>. Mit letzterem kann man auch den Kernel und das Board Support Package kompilieren. Der Platform Builder kann auch als Plugin in Visual Studio laufen. Beiden Produkte enhalten auch einen Debugger, sowie Testmöglichkeiten.</text:p>
      <text:p text:style-name="Text_20_body">Weiter gibt es die Software Blend um “interaction design” auf den Silverlight und .NET Platformen zu erstellen. </text:p>
      <text:p text:style-name="Text_20_body">Daneben gibt es aber noch weitere Umgebungen wie CodeGear Delphi Prism, Free Pascal und Lazarus, Basic4PPC, GLBasic, LabVIEW, Embedded Visual C++ und AutoHotkey welche die Entwicklung von Embedded Windows Applikationen unterstützen.</text:p>
      <text:p text:style-name="Text_20_body"><text:a xlink:type="simple" xlink:href="http://www.microsoft.com/windowsembedded/en-us/evaluate/windows-embedded-compact-7.aspx">http://www.microsoft.com/windowsembedded/en-us/evaluate/windows-embedded-compact-7.aspx</text:a></text:p>
      <text:p text:style-name="Text_20_body"><text:a xlink:type="simple" xlink:href="http://en.wikipedia.org/w/index.php?title=Windows_CE&amp;oldid=451461942">http://en.wikipedia.org/w/index.php?title=Windows_CE&amp;oldid=451461942</text:a> </text:p>
      <text:h text:style-name="Heading_20_2" text:outline-level="2">Untersttützte Dateisysteme (evo)</text:h>
      <text:p text:style-name="Text_20_body">Windows CE unterstützt ROM- und RAM-basierte Dateisysteme, sowie das FAT Dateisystem für ATA Devices, Flash und SRAM Karten. Man kann aber auch eigene proprietäre Dateisysteme registrieren. Auf alle Dateiesysteme wird über die Win32 Filesystem API zugegriffen.</text:p>
      <text:p text:style-name="Text_20_body"><text:a xlink:type="simple" xlink:href="http://msdn.microsoft.com/en-us/library/ee490142.aspx">http://msdn.microsoft.com/en-us/library/ee490142.aspx</text:a></text:p>
      <text:h text:style-name="Heading_20_2" text:outline-level="2">Unterstützte Schnittstellen und Busse (evo)</text:h>
      <text:p text:style-name="Text_20_body">Es werden die Schnittstellen USB, IEEE1394, UDF (2.01), Bluetooth (2.1) sowie Touchscreens untersützt.</text:p>
      <text:p text:style-name="P8"><text:a xlink:type="simple" xlink:href="http://msdn.microsoft.com/en-us/library/ms838646(v=winembedded.5).aspx">http://msdn.microsoft.com/en-us/library/ms838646(v=winembedded.5).aspx</text:a></text:p>
      <text:h text:style-name="Heading_20_2" text:outline-level="2">Sicherheit (evo)</text:h>
      <text:p text:style-name="Text_20_body">Alle Sicherheitsfeatures von Windows XP sind auch in Windows Embedded Standard 2009 vorhanden. Folgende zusätzliche Features sind vorhanden:</text:p>
      <text:list xml:id="list1721462339" text:style-name="L4">
        <text:list-item>
          <text:p text:style-name="P12">Nicht benötigte Hardware und Software- Komponenten können entfernt werden.</text:p>
        </text:list-item>
        <text:list-item>
          <text:p text:style-name="P12">Alle Zugriffspunkte können kontrolliert werden. Z.B. Das Device kann als Closed System konfiguriert werden und z.B. USB Device, <text:s/>Maus oder Keyboard Unterstützung deaktivieren.</text:p>
        </text:list-item>
        <text:list-item>
          <text:p text:style-name="P12">Es kann kontrolliert werden, welche Dienste und Applikationen laufen dürfen (auch Netzwerkdienste).</text:p>
        </text:list-item>
      </text:list>
      <text:p text:style-name="Text_20_body"><text:a xlink:type="simple" xlink:href="http://msdn.microsoft.com/en-us/library/ee832763.aspx">http://msdn.microsoft.com/en-us/library/ee832763.aspx</text:a></text:p>
      <text:list xml:id="list1898929789" text:style-name="L1">
        <text:list-header>
          <text:p text:style-name="P13"><text:span text:style-name="T5"/></text:p>
        </text:list-header>
        <text:list-item>
          <text:p text:style-name="P13"><text:span text:style-name="Strong_20_Emphasis"><text:span text:style-name="T5">Prevent modifications to system data or applications</text:span></text:span><text:span text:style-name="T5"> — You can use the Enhanced Write Filter (EWF) or the File-Based Write Filter (FBWF) component to make a read-only storage volume appear to the OS as a read/write device. This is accomplished by redirecting disk-write activity to an alternate, writable storage location, such as system memory, or to a special disk-overlay partition. For example, the El Torito CD-ROM boot component, when used with EWF configured to redirect disk-write activity to system memory, allows you to boot from a read-only CD-ROM.</text:span></text:p>
        </text:list-item>
        <text:list-item>
          <text:p text:style-name="P13"><text:soft-page-break/><text:span text:style-name="Strong_20_Emphasis"><text:span text:style-name="T5">Prevent installation of rogue applications</text:span></text:span><text:span text:style-name="T5"> — You can use EWF or FBWF to prevent installation of rogue applications, and prevent other permanent configuration changes. If the design contains no read/write storage device, the design is considered stateless between boots because the system is guaranteed to boot the same way each time. Any changes made to the OS between boots are maintained only in system memory and lost when the system restarts. For example, this technique is used in gaming devices, which are required by law in some states, to retain no information between system boots.</text:span></text:p>
        </text:list-item>
        <text:list-item>
          <text:p text:style-name="P13"><text:span text:style-name="Strong_20_Emphasis"><text:span text:style-name="T5">Backup and restore benefits</text:span></text:span><text:span text:style-name="T5"> — The following two benefits allow you to create a more secure backup and restore environment:</text:span></text:p>
          <text:list>
            <text:list-item>
              <text:p text:style-name="P14">Faster system backup and restore. Backup and restore are typically faster and more reliable because of the reduced storage footprint of your device.</text:p>
            </text:list-item>
            <text:list-item>
              <text:p text:style-name="P14">Default restore. When used, the stateless El Torito CD-ROM system automatically causes the system to restore to its original state when the system is rebooted or power cycled. This eliminates special backup and restore procedures and the corresponding security concerns associated with backup and restore.</text:p>
            </text:list-item>
          </text:list>
        </text:list-item>
        <text:list-item>
          <text:p text:style-name="P13"><text:span text:style-name="Strong_20_Emphasis"><text:span text:style-name="T5">Does not require moving parts</text:span></text:span><text:span text:style-name="T5"> — You can make your design more rugged by using storage devices that do not have hard drives, such as Disk-On-Chip, flash devices, and other silicon-based storage devices.</text:span></text:p>
        </text:list-item>
        <text:list-item>
          <text:p text:style-name="P9"><text:span text:style-name="Strong_20_Emphasis"><text:span text:style-name="T5">Simplified design, test, and validation</text:span></text:span><text:span text:style-name="T5"> — A reduced footprint design reduces system testing, allowing you to allocate more time for testing your embedded application.</text:span></text:p>
        </text:list-item>
      </text:list>
      <text:p text:style-name="Text_20_body"><text:a xlink:type="simple" xlink:href="http://www.emacinc.com/operating_systems/windows_xpe.htm">http://www.emacinc.com/operating_systems/windows_xpe.htm</text:a></text:p>
      <text:h text:style-name="Heading_20_2" text:outline-level="2">Sourcecode Verfügbarkeit, Memory Footprint (rst)</text:h>
      <text:h text:style-name="Heading_20_2" text:outline-level="2">Referenz Design (rst)</text:h>
      <text:h text:style-name="Heading_20_2" text:outline-level="2">Lizenzgebühren, Royalities (rst)</text:h>
      <text:p text:style-name="Text_20_body"/>
      <table:table table:name="Table4" table:style-name="Table4">
        <table:table-column table:style-name="Table4.A"/>
        <table:table-row>
          <table:table-cell table:style-name="Table4.A1" office:value-type="string">
            <text:h text:style-name="P5" text:outline-level="3">5. How is Windows Embedded Device Manager 2011 licensed?</text:h>
          </table:table-cell>
        </table:table-row>
        <table:table-row>
          <table:table-cell table:style-name="Table4.A1" office:value-type="string">
            <text:p text:style-name="P4"><text:span text:style-name="T4">Windows Embedded Device Manager 2011 is licensed under the Management Server licensing model in </text:span><text:a xlink:type="simple" xlink:href="https://www.microsoft.com/licensing/servicecenter/" office:target-frame-name="_new" xlink:show="replace"><text:span text:style-name="T2">Microsoft Volume Licensing</text:span></text:a><text:span text:style-name="T4">. As with System Center Configuration Manager 2007, customers are able to license SQL Server software separately or in conjunction with Windows Embedded Device Manager 2011. The latter is offered as Windows Embedded Device Manager 2011 with SQL Server Technology and when licensed this way, requires that the underlying System Center Configuration Manager Server software be similarly licensed with SQL Server Technology.</text:span></text:p>
          </table:table-cell>
        </table:table-row>
      </table:table>
      <text:p text:style-name="Text_20_body"/>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Products</text:p>
            </table:table-cell>
            <table:table-cell table:style-name="Table1.A1" office:value-type="string">
              <text:p text:style-name="P3">Prices</text:p>
            </table:table-cell>
            <table:table-cell table:style-name="Table1.A1" office:value-type="string">
              <text:p text:style-name="P3">Features</text:p>
            </table:table-cell>
          </table:table-row>
        </table:table-header-rows>
        <table:table-row>
          <table:table-cell table:style-name="Table1.A1" office:value-type="string">
            <text:p text:style-name="P2">Windows Embedded Device Manager Server 2011</text:p>
          </table:table-cell>
          <table:table-cell table:style-name="Table1.A1" office:value-type="string">
            <text:p text:style-name="P1">$325.00 US*</text:p>
          </table:table-cell>
          <table:table-cell table:style-name="Table1.A1" office:value-type="string">
            <text:p text:style-name="P1">Server license for full application, server, and client management.</text:p>
          </table:table-cell>
        </table:table-row>
        <table:table-row>
          <table:table-cell table:style-name="Table1.A3" office:value-type="string">
            <text:p text:style-name="P2">Windows Embedded Device Manager Server 2011 with SQL Server Technology**</text:p>
          </table:table-cell>
          <table:table-cell table:style-name="Table1.A3" office:value-type="string">
            <text:p text:style-name="P1">$735.00 US*</text:p>
          </table:table-cell>
          <table:table-cell table:style-name="Table1.A3" office:value-type="string">
            <text:p text:style-name="P1">Note: SQL Server Technology included in this offering is the Microsoft SQL Server 2008 Standard edition and may only be used to support Windows Embedded Device Manager 2011.</text:p>
          </table:table-cell>
        </table:table-row>
        <table:table-row>
          <table:table-cell table:style-name="Table1.A1" office:value-type="string">
            <text:p text:style-name="P2">Windows Embedded Device Manager 2011 Client Management License (ML)***</text:p>
          </table:table-cell>
          <table:table-cell table:style-name="Table1.A1" office:value-type="string">
            <text:p text:style-name="P1">$25.00 US*</text:p>
          </table:table-cell>
          <table:table-cell table:style-name="Table1.A1" office:value-type="string">
            <text:p text:style-name="P1">Operating system deployment, asset inventory, software update management of Windows Embedded devices. The Client ML may be licensed either per OSE or per user.</text:p>
          </table:table-cell>
        </table:table-row>
      </table:table>
      <text:p text:style-name="Text_20_body"><text:soft-page-break/></text:p>
      <text:h text:style-name="Heading_20_2" text:outline-level="2">Portieren von Applikationen nach Linux mit RT-Extension (rst)</text:h>
      <text:h text:style-name="Heading_20_2" text:outline-level="2">Marktanteile und Produkte (rst)</text:h>
      <text:list xml:id="list1324670298" text:style-name="L2">
        <text:list-item>
          <text:p text:style-name="P10">OS Chooser</text:p>
        </text:list-item>
        <text:list-item>
          <text:p text:style-name="P10">Compact (formerly CE)</text:p>
        </text:list-item>
        <text:list-item>
          <text:p text:style-name="P10">Standard (formerly Xpe)</text:p>
        </text:list-item>
        <text:list-item>
          <text:p text:style-name="P10">POSReady (formerly WEPOS)</text:p>
        </text:list-item>
        <text:list-item>
          <text:p text:style-name="P10">Device Manager</text:p>
        </text:list-item>
        <text:list-item>
          <text:p text:style-name="P10">Enterprise</text:p>
        </text:list-item>
        <text:list-item>
          <text:p text:style-name="P10">Automotive</text:p>
        </text:list-item>
        <text:list-item>
          <text:p text:style-name="P10">Server</text:p>
        </text:list-item>
        <text:list-item>
          <text:p text:style-name="P10">Embedded SQL Server</text:p>
        </text:list-item>
        <text:list-item>
          <text:p text:style-name="P10">Thin Client</text:p>
        </text:list-item>
        <text:list-item>
          <text:p text:style-name="P10">Handheld</text:p>
        </text:list-item>
      </text:list>
      <text:h text:style-name="Heading_20_2" text:outline-level="2">Vor- und Nachteile gegenüber Linux (rst)</text:h>
      <text:h text:style-name="Heading_20_2" text:outline-level="2">Eigene Erfahrungen (evo, tba, rst)</text:h>
      <text:p text:style-name="Text_20_body">Toni ist Windows-Fan.</text:p>
      <text:h text:style-name="Heading_20_2" text:outline-level="2">Quellenangaben</text:h>
      <text:list xml:id="list674228215" text:style-name="L3">
        <text:list-item>
          <text:p text:style-name="P11"><text:a xlink:type="simple" xlink:href="http://www.microsoft.com/windowsembedded/en-us/evaluate/windows-embedded-device-manager-how-to-buy.aspx">http://www.microsoft.com/windowsembedded/en-us/evaluate/windows-embedded-device-manager-how-to-buy.aspx</text:a></text:p>
        </text:list-item>
        <text:list-item>
          <text:p text:style-name="P11"><text:a xlink:type="simple" xlink:href="http://www.microsoft.com/windowsembedded/en-us/evaluate/windows-embedded-device-manager-faq.aspx">http://www.microsoft.com/windowsembedded/en-us/evaluate/windows-embedded-device-manager-faq.aspx</text:a></text:p>
        </text:list-item>
        <text:list-item>
          <text:p text:style-name="P11"><text:a xlink:type="simple" xlink:href="http://www.theregister.co.uk/2010/01/17/evaluating_embedded/">http://www.theregister.co.uk/2010/01/17/evaluating_embedded/</text:a></text:p>
        </text:list-item>
        <text:list-item>
          <text:p text:style-name="P11"><text:a xlink:type="simple" xlink:href="http://www.computerworld.com/s/article/9077838/Microsoft_looks_to_avoid_losses_to_Linux_in_embedded_OS_market">http://www.computerworld.com/s/article/9077838/Microsoft_looks_to_avoid_losses_to_Linux_in_embedded_OS_market</text:a></text:p>
        </text:list-item>
        <text:list-item>
          <text:p text:style-name="P11"><text:a xlink:type="simple" xlink:href="http://blogs.msdn.com/b/mikehall/archive/2009/01/15/is-windows-ce-dead.aspx">http://blogs.msdn.com/b/mikehall/archive/2009/01/15/is-windows-ce-dead.aspx</text:a></text:p>
        </text:list-item>
        <text:list-item>
          <text:p text:style-name="P11"><text:a xlink:type="simple" xlink:href="http://www.control.com/thread/1263864902">http://www.control.com/thread/1263864902</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Segoe UI Bold" svg:font-family="'Segoe UI Bold', Tahoma, Geneva, Verdana, sans-serif"/>
    <style:font-face style:name="Segoe UI" svg:font-family="'Segoe UI', Tahoma, Geneva, Verdana, sans-serif"/>
    <style:font-face style:name="Segoe UI1" svg:font-family="'Segoe UI', Verdana, Arial"/>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lmar Vonlanthen</meta:initial-creator>
    <meta:creation-date>2011-09-19T14:49:26</meta:creation-date>
    <dc:date>2011-09-21T20:46:25</dc:date>
    <dc:creator>Elmar Vonlanthen</dc:creator>
    <meta:editing-duration>PT1H48M54S</meta:editing-duration>
    <meta:editing-cycles>19</meta:editing-cycles>
    <meta:generator>LibreOffice/3.3$Unix LibreOffice_project/330m19$Build-301</meta:generator>
    <meta:document-statistic meta:table-count="6" meta:image-count="0" meta:object-count="0" meta:page-count="4" meta:paragraph-count="92" meta:word-count="951" meta:character-count="7415"/>
  </office:meta>
</office:document-meta>
</file>